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3a03" officeooo:paragraph-rsid="001fe59c"/>
    </style:style>
    <style:style style:name="P2" style:family="paragraph" style:parent-style-name="Standard">
      <style:paragraph-properties fo:margin-top="0.101cm" fo:margin-bottom="0.101cm" style:contextual-spacing="false" fo:line-height="115%"/>
      <style:text-properties officeooo:rsid="001c3a03" officeooo:paragraph-rsid="0020c59e"/>
    </style:style>
    <style:style style:name="P3" style:family="paragraph" style:parent-style-name="Standard">
      <style:text-properties officeooo:rsid="001c3a03" officeooo:paragraph-rsid="001c3a03"/>
    </style:style>
    <style:style style:name="P4" style:family="paragraph" style:parent-style-name="Standard">
      <style:text-properties officeooo:rsid="001fe59c" officeooo:paragraph-rsid="0020c59e"/>
    </style:style>
    <style:style style:name="P5" style:family="paragraph" style:parent-style-name="Standard">
      <style:text-properties fo:font-size="14pt" officeooo:rsid="001c3a03" officeooo:paragraph-rsid="001c3a03" style:font-size-asian="14pt" style:font-size-complex="14pt"/>
    </style:style>
    <style:style style:name="P6" style:family="paragraph" style:parent-style-name="Standard">
      <style:text-properties fo:font-size="14pt" officeooo:rsid="001fe59c" officeooo:paragraph-rsid="0020c59e" style:font-size-asian="14pt" style:font-size-complex="14pt"/>
    </style:style>
    <style:style style:name="P7" style:family="paragraph" style:parent-style-name="Standard">
      <style:text-properties fo:font-size="14pt" fo:font-weight="bold" officeooo:rsid="002151d6" officeooo:paragraph-rsid="002151d6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.101cm" style:contextual-spacing="false"/>
      <style:text-properties officeooo:rsid="001e1a4f" officeooo:paragraph-rsid="001e1a4f"/>
    </style:style>
    <style:style style:name="P9" style:family="paragraph" style:parent-style-name="Standard">
      <style:paragraph-properties fo:margin-top="0.101cm" fo:margin-bottom="0.101cm" style:contextual-spacing="false"/>
      <style:text-properties fo:color="#333333" loext:opacity="100%" fo:font-size="11pt" fo:font-style="italic" fo:font-weight="normal" officeooo:rsid="001fe59c" officeooo:paragraph-rsid="001fe59c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margin-top="0.101cm" fo:margin-bottom="0.101cm" style:contextual-spacing="false"/>
      <style:text-properties fo:color="#333333" loext:opacity="100%" fo:font-size="12pt" fo:font-style="italic" fo:font-weight="normal" officeooo:rsid="002151d6" officeooo:paragraph-rsid="002151d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top="0.101cm" fo:margin-bottom="0.101cm" style:contextual-spacing="false" style:writing-mode="lr-tb"/>
      <style:text-properties fo:color="#333333" loext:opacity="100%" fo:font-size="12pt" fo:font-style="italic" fo:font-weight="normal" officeooo:rsid="002151d6" officeooo:paragraph-rsid="002151d6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margin-top="0.101cm" fo:margin-bottom="0.101cm" style:contextual-spacing="false"/>
      <style:text-properties fo:font-weight="bold" officeooo:rsid="0023a11f" officeooo:paragraph-rsid="0023a11f" style:font-weight-asian="bold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fo:font-weight="bold" officeooo:rsid="0024d012" officeooo:paragraph-rsid="0024d012" style:font-weight-asian="bold" style:font-weight-complex="bold"/>
    </style:style>
    <style:style style:name="P14" style:family="paragraph" style:parent-style-name="Standard">
      <style:paragraph-properties fo:margin-top="0.101cm" fo:margin-bottom="0.101cm" style:contextual-spacing="false"/>
      <style:text-properties fo:font-weight="bold" officeooo:rsid="0024d012" officeooo:paragraph-rsid="002a1e58" style:font-weight-asian="bold" style:font-weight-complex="bold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weight="bold" officeooo:rsid="002c6931" officeooo:paragraph-rsid="002c6931" style:font-weight-asian="bold" style:font-weight-complex="bold"/>
    </style:style>
    <style:style style:name="P16" style:family="paragraph" style:parent-style-name="Standard">
      <style:paragraph-properties fo:margin-top="0.101cm" fo:margin-bottom="0.101cm" style:contextual-spacing="false"/>
      <style:text-properties fo:color="#000000" loext:opacity="100%" fo:font-size="14pt" fo:font-style="normal" fo:font-weight="bold" officeooo:rsid="002151d6" officeooo:paragraph-rsid="002151d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fo:font-weight="normal" officeooo:rsid="002da7d5" officeooo:paragraph-rsid="002da7d5" style:font-weight-asian="normal" style:font-weight-complex="normal"/>
    </style:style>
    <style:style style:name="P18" style:family="paragraph" style:parent-style-name="Standard">
      <style:paragraph-properties fo:margin-top="0.101cm" fo:margin-bottom="0.101cm" style:contextual-spacing="false"/>
      <style:text-properties fo:font-weight="normal" officeooo:rsid="0037f768" officeooo:paragraph-rsid="0037f768" style:font-weight-asian="normal" style:font-weight-complex="normal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fo:font-size="14pt" fo:font-weight="normal" officeooo:rsid="001c3a03" officeooo:paragraph-rsid="001c3a03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fo:font-size="14pt" officeooo:rsid="001fe59c" officeooo:paragraph-rsid="001fe59c" style:font-size-asian="14pt" style:font-size-complex="14pt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fo:font-weight="bold" officeooo:rsid="001c3a03" officeooo:paragraph-rsid="002151d6" style:font-weight-asian="bold" style:font-weight-complex="bold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fo:font-weight="bold" officeooo:rsid="001c3a03" officeooo:paragraph-rsid="001c3a03" style:font-weight-asian="bold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fo:font-weight="bold" officeooo:rsid="001fe59c" officeooo:paragraph-rsid="001fe59c" style:font-weight-asian="bold" style:font-weight-complex="bold"/>
    </style:style>
    <style:style style:name="P24" style:family="paragraph" style:parent-style-name="Standard" style:list-style-name="L2">
      <style:paragraph-properties fo:margin-top="0.101cm" fo:margin-bottom="0.101cm" style:contextual-spacing="false" fo:line-height="115%"/>
      <style:text-properties fo:font-weight="bold" officeooo:rsid="001fe59c" officeooo:paragraph-rsid="0020c59e" style:font-weight-asian="bold" style:font-weight-complex="bold"/>
    </style:style>
    <style:style style:name="P25" style:family="paragraph" style:parent-style-name="Standard" style:list-style-name="L2">
      <style:paragraph-properties fo:margin-top="0.101cm" fo:margin-bottom="0.101cm" style:contextual-spacing="false" fo:line-height="115%"/>
      <style:text-properties fo:font-weight="bold" officeooo:rsid="0020c59e" officeooo:paragraph-rsid="0020c59e" style:font-weight-asian="bold" style:font-weight-complex="bold"/>
    </style:style>
    <style:style style:name="P26" style:family="paragraph" style:parent-style-name="Standard" style:list-style-name="L2">
      <style:paragraph-properties fo:margin-top="0.101cm" fo:margin-bottom="0.101cm" style:contextual-spacing="false" fo:line-height="115%" style:writing-mode="lr-tb"/>
      <style:text-properties fo:font-weight="bold" officeooo:rsid="0020c59e" officeooo:paragraph-rsid="0020c59e" style:font-weight-asian="bold" style:font-weight-complex="bold"/>
    </style:style>
    <style:style style:name="P27" style:family="paragraph" style:parent-style-name="Standard" style:list-style-name="L2">
      <style:paragraph-properties fo:margin-top="0.101cm" fo:margin-bottom="0.101cm" style:contextual-spacing="false"/>
      <style:text-properties fo:font-weight="bold" officeooo:rsid="00214a3e" officeooo:paragraph-rsid="00214a3e" style:font-weight-asian="bold" style:font-weight-complex="bold"/>
    </style:style>
    <style:style style:name="P28" style:family="paragraph" style:parent-style-name="Standard" style:list-style-name="L3">
      <style:paragraph-properties fo:margin-top="0.101cm" fo:margin-bottom="0.101cm" style:contextual-spacing="false"/>
      <style:text-properties fo:font-weight="bold" officeooo:rsid="002c6931" officeooo:paragraph-rsid="002c6931" style:font-weight-asian="bold" style:font-weight-complex="bold"/>
    </style:style>
    <style:style style:name="P29" style:family="paragraph" style:parent-style-name="Standard" style:list-style-name="L4">
      <style:paragraph-properties fo:margin-left="2.501cm" fo:margin-right="0cm" fo:margin-top="0.101cm" fo:margin-bottom="0.101cm" style:contextual-spacing="false" fo:text-indent="-0.635cm" style:auto-text-indent="false"/>
      <style:text-properties fo:font-weight="bold" officeooo:rsid="002c6931" officeooo:paragraph-rsid="002c6931" style:font-weight-asian="bold" style:font-weight-complex="bold"/>
    </style:style>
    <style:style style:name="P30" style:family="paragraph" style:parent-style-name="Standard" style:list-style-name="L4">
      <style:paragraph-properties fo:margin-top="0.101cm" fo:margin-bottom="0.101cm" style:contextual-spacing="false"/>
      <style:text-properties fo:font-weight="bold" officeooo:rsid="00320d33" officeooo:paragraph-rsid="00320d33" style:font-weight-asian="bold" style:font-weight-complex="bold"/>
    </style:style>
    <style:style style:name="P31" style:family="paragraph" style:parent-style-name="Standard" style:list-style-name="L4">
      <style:paragraph-properties fo:margin-top="0.101cm" fo:margin-bottom="0.101cm" style:contextual-spacing="false"/>
      <style:text-properties fo:font-weight="bold" officeooo:rsid="00325cc8" officeooo:paragraph-rsid="00325cc8" style:font-weight-asian="bold" style:font-weight-complex="bold"/>
    </style:style>
    <style:style style:name="P32" style:family="paragraph" style:parent-style-name="Standard" style:list-style-name="L4">
      <style:paragraph-properties fo:margin-top="0.101cm" fo:margin-bottom="0.101cm" style:contextual-spacing="false"/>
      <style:text-properties fo:font-weight="bold" officeooo:rsid="00345efa" officeooo:paragraph-rsid="00345efa" style:font-weight-asian="bold" style:font-weight-complex="bold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fo:color="#333333" loext:opacity="100%" fo:font-size="11pt" fo:font-style="italic" officeooo:rsid="001c3a03" officeooo:paragraph-rsid="002151d6" style:font-size-asian="11pt" style:font-style-asian="italic" style:font-size-complex="11pt" style:font-style-complex="italic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fo:color="#333333" loext:opacity="100%" fo:font-size="11pt" fo:font-style="italic" officeooo:rsid="001c3a03" officeooo:paragraph-rsid="001c3a03" style:font-size-asian="11pt" style:font-style-asian="italic" style:font-size-complex="11pt" style:font-style-complex="italic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fo:color="#333333" loext:opacity="100%" fo:font-size="11pt" fo:font-style="italic" officeooo:rsid="001e1a4f" officeooo:paragraph-rsid="001e1a4f" style:font-size-asian="11pt" style:font-style-asian="italic" style:font-size-complex="11pt" style:font-style-complex="italic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fo:color="#333333" loext:opacity="100%" fo:font-size="11pt" fo:font-style="italic" fo:font-weight="normal" officeooo:rsid="001fe59c" officeooo:paragraph-rsid="001fe59c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rsid="001e1a4f" officeooo:paragraph-rsid="001e1a4f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fo:color="#000000" loext:opacity="100%" fo:font-size="12pt" fo:font-style="normal" fo:font-weight="bold" officeooo:rsid="001e1a4f" officeooo:paragraph-rsid="001e1a4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2">
      <style:paragraph-properties fo:margin-top="0.101cm" fo:margin-bottom="0.101cm" style:contextual-spacing="false" fo:line-height="115%"/>
      <style:text-properties officeooo:rsid="001fe59c" officeooo:paragraph-rsid="0020c59e"/>
    </style:style>
    <style:style style:name="P40" style:family="paragraph" style:parent-style-name="Standard" style:list-style-name="L2">
      <style:paragraph-properties fo:margin-top="0.101cm" fo:margin-bottom="0.101cm" style:contextual-spacing="false" fo:line-height="115%"/>
      <style:text-properties officeooo:rsid="0020c59e" officeooo:paragraph-rsid="0020c59e"/>
    </style:style>
    <style:style style:name="P41" style:family="paragraph" style:parent-style-name="Standard" style:list-style-name="L2">
      <style:paragraph-properties fo:margin-top="0.101cm" fo:margin-bottom="0.101cm" style:contextual-spacing="false" fo:line-height="115%"/>
      <style:text-properties fo:font-weight="normal" officeooo:rsid="0020c59e" officeooo:paragraph-rsid="0020c59e" style:font-weight-asian="normal" style:font-weight-complex="normal"/>
    </style:style>
    <style:style style:name="P42" style:family="paragraph" style:parent-style-name="Standard" style:list-style-name="L2">
      <style:paragraph-properties fo:margin-top="0.101cm" fo:margin-bottom="0.101cm" style:contextual-spacing="false" fo:line-height="115%"/>
      <style:text-properties fo:font-weight="normal" officeooo:rsid="002f078d" officeooo:paragraph-rsid="002f078d" style:font-weight-asian="normal" style:font-weight-complex="normal"/>
    </style:style>
    <style:style style:name="P43" style:family="paragraph" style:parent-style-name="Standard" style:list-style-name="L2">
      <style:paragraph-properties fo:margin-top="0.101cm" fo:margin-bottom="0.101cm" style:contextual-spacing="false" fo:line-height="115%"/>
      <style:text-properties fo:font-weight="normal" officeooo:rsid="00320d33" officeooo:paragraph-rsid="00320d33" style:font-weight-asian="normal" style:font-weight-complex="normal"/>
    </style:style>
    <style:style style:name="P44" style:family="paragraph" style:parent-style-name="Standard" style:list-style-name="L2">
      <style:paragraph-properties fo:margin-top="0.101cm" fo:margin-bottom="0.101cm" style:contextual-spacing="false" fo:line-height="115%"/>
      <style:text-properties fo:font-weight="normal" officeooo:rsid="00214a3e" officeooo:paragraph-rsid="00214a3e" style:font-weight-asian="normal" style:font-weight-complex="normal"/>
    </style:style>
    <style:style style:name="P45" style:family="paragraph" style:parent-style-name="Standard" style:list-style-name="L4">
      <style:paragraph-properties fo:margin-top="0.101cm" fo:margin-bottom="0.101cm" style:contextual-spacing="false"/>
      <style:text-properties fo:font-weight="normal" officeooo:rsid="00345efa" officeooo:paragraph-rsid="00345efa" style:font-weight-asian="normal" style:font-weight-complex="normal"/>
    </style:style>
    <style:style style:name="P46" style:family="paragraph" style:parent-style-name="Standard" style:list-style-name="L4">
      <style:paragraph-properties fo:margin-top="0.101cm" fo:margin-bottom="0.101cm" style:contextual-spacing="false"/>
      <style:text-properties fo:font-weight="normal" officeooo:rsid="0036093d" officeooo:paragraph-rsid="0036093d" style:font-weight-asian="normal" style:font-weight-complex="normal"/>
    </style:style>
    <style:style style:name="P47" style:family="paragraph" style:parent-style-name="Standard" style:list-style-name="L4">
      <style:paragraph-properties fo:margin-top="0.101cm" fo:margin-bottom="0.101cm" style:contextual-spacing="false"/>
      <style:text-properties fo:font-weight="normal" officeooo:rsid="0037f768" officeooo:paragraph-rsid="0037f768" style:font-weight-asian="normal" style:font-weight-complex="normal"/>
    </style:style>
    <style:style style:name="P48" style:family="paragraph" style:parent-style-name="Standard" style:list-style-name="L5">
      <style:paragraph-properties fo:margin-top="0.101cm" fo:margin-bottom="0.101cm" style:contextual-spacing="false"/>
      <style:text-properties fo:font-weight="normal" officeooo:rsid="003840d6" officeooo:paragraph-rsid="003840d6" style:font-weight-asian="normal" style:font-weight-complex="normal"/>
    </style:style>
    <style:style style:name="P49" style:family="paragraph" style:parent-style-name="Standard">
      <style:paragraph-properties fo:margin-top="0.101cm" fo:margin-bottom="0.101cm" style:contextual-spacing="false"/>
      <style:text-properties fo:font-weight="normal" officeooo:rsid="003840d6" officeooo:paragraph-rsid="003840d6" style:font-weight-asian="normal" style:font-weight-complex="normal"/>
    </style:style>
    <style:style style:name="P50" style:family="paragraph" style:parent-style-name="Standard">
      <style:paragraph-properties fo:margin-top="0.101cm" fo:margin-bottom="0.101cm" style:contextual-spacing="false"/>
      <style:text-properties fo:font-weight="normal" officeooo:rsid="003bdbbc" officeooo:paragraph-rsid="003bdbbc" style:font-weight-asian="normal" style:font-weight-complex="normal"/>
    </style:style>
    <style:style style:name="P51" style:family="paragraph">
      <style:paragraph-properties fo:text-align="center"/>
    </style:style>
    <style:style style:name="T1" style:family="text">
      <style:text-properties officeooo:rsid="0020c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d012" style:font-weight-asian="bold" style:font-weight-complex="bold"/>
    </style:style>
    <style:style style:name="T4" style:family="text">
      <style:text-properties officeooo:rsid="00214a3e"/>
    </style:style>
    <style:style style:name="T5" style:family="text">
      <style:text-properties officeooo:rsid="0022f372"/>
    </style:style>
    <style:style style:name="T6" style:family="text">
      <style:text-properties officeooo:rsid="002da7d5"/>
    </style:style>
    <style:style style:name="T7" style:family="text">
      <style:text-properties officeooo:rsid="002f078d"/>
    </style:style>
    <style:style style:name="T8" style:family="text">
      <style:text-properties officeooo:rsid="00320d33"/>
    </style:style>
    <style:style style:name="T9" style:family="text">
      <style:text-properties officeooo:rsid="00325cc8"/>
    </style:style>
    <style:style style:name="T10" style:family="text">
      <style:text-properties officeooo:rsid="0036093d"/>
    </style:style>
    <style:style style:name="T11" style:family="text">
      <style:text-properties officeooo:rsid="0037f768"/>
    </style:style>
    <style:style style:name="T12" style:family="text">
      <style:text-properties officeooo:rsid="003840d6"/>
    </style:style>
    <style:style style:name="T13" style:family="text">
      <style:text-properties officeooo:rsid="003a1e0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age based medical exams used to detect breast cancer:</text:p>
      <text:p text:style-name="P3"/>
      <text:p text:style-name="P7">Deep Learning<text:line-break/></text:p>
      <text:list xml:id="list429142607" text:style-name="L1">
        <text:list-item>
          <text:p text:style-name="P19">Mass detection</text:p>
          <text:list>
            <text:list-item>
              <text:p text:style-name="P21">Ultrasound</text:p>
              <text:list>
                <text:list-item>
                  <text:p text:style-name="P33">DeepBreastCancerNet: A Novel Deep Learning Model for Breast Cancer Detection Using Ultrasound Images</text:p>
                </text:list-item>
                <text:list-item>
                  <text:p text:style-name="P33">Breast Cancer Classification from Ultrasound Images Using Probability-Based Optimal Deep Learning Feature Fusion</text:p>
                </text:list-item>
                <text:list-item>
                  <text:p text:style-name="P33">An efficient deep learning scheme to detect breast cancer using mammogram and ultrasound breast images</text:p>
                </text:list-item>
              </text:list>
            </text:list-item>
            <text:list-item>
              <text:p text:style-name="P22">Mammogram</text:p>
              <text:list>
                <text:list-item>
                  <text:p text:style-name="P34">Two-Stage Deep Learning Method for Breast Cancer Detection Using High-Resolution Mammogram Images</text:p>
                </text:list-item>
                <text:list-item>
                  <text:p text:style-name="P34">Deep learning enhancement on mammogram images for breast cancer detection</text:p>
                </text:list-item>
              </text:list>
            </text:list-item>
            <text:list-item>
              <text:p text:style-name="P37"><text:span text:style-name="T2">Thermogram</text:span> (experimental)</text:p>
              <text:list>
                <text:list-item>
                  <text:p text:style-name="P35">Breast cancer detection based on thermographic images using machine learning and deep learning algorithms</text:p>
                </text:list-item>
                <text:list-item>
                  <text:p text:style-name="P35">Classification of Thermographic Images for Breast Cancer Detection Based on Deep Learning</text:p>
                </text:list-item>
              </text:list>
            </text:list-item>
            <text:list-item>
              <text:p text:style-name="P38">Tomosynthesis</text:p>
            </text:list-item>
          </text:list>
        </text:list-item>
      </text:list>
      <text:p text:style-name="P8"/>
      <text:list xml:id="list3205883415912" text:continue-numbering="true" text:style-name="L1">
        <text:list-item>
          <text:p text:style-name="P20">Cell detection</text:p>
          <text:list>
            <text:list-item>
              <text:p text:style-name="P23">Histopathology</text:p>
              <text:list>
                <text:list-item>
                  <text:p text:style-name="P36">MTRRE-Net: A deep learning model for detection of breast cancer from histopathological images</text:p>
                </text:list-item>
                <text:list-item>
                  <text:p text:style-name="P36">Deep-learning based breast cancer detection for cross-staining histopathology images</text:p>
                </text:list-item>
              </text:list>
            </text:list-item>
          </text:list>
        </text:list-item>
      </text:list>
      <text:p text:style-name="P9"/>
      <text:p text:style-name="P16">LLMs</text:p>
      <text:p text:style-name="P10">BURExtract-Llama: An LLM for Clinical Concept Extraction in Breast Ultrasound Reports</text:p>
      <text:p text:style-name="P11">Synchronous Bilateral Breast Cancer: A Case Report Piloting and Evaluating the Implementation of the AI-Powered Large Language Model (LLM) ChatGPT</text:p>
      <text:p text:style-name="P11">Evaluating Large Language Model (LLM) Performance on Established Breast Classification System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Thesis structure suggestion</text:p>
      <text:p text:style-name="P4"/>
      <text:list xml:id="list449918946" text:style-name="L2">
        <text:list-item>
          <text:p text:style-name="P24">Detection methods</text:p>
          <text:list>
            <text:list-item>
              <text:p text:style-name="P39">Mass detection</text:p>
              <text:list>
                <text:list-item>
                  <text:p text:style-name="P39">Localized</text:p>
                </text:list-item>
                <text:list-item>
                  <text:p text:style-name="P39">Metastatic</text:p>
                </text:list-item>
              </text:list>
            </text:list-item>
            <text:list-item>
              <text:p text:style-name="P39">Cell detection</text:p>
            </text:list-item>
          </text:list>
        </text:list-item>
        <text:list-item>
          <text:p text:style-name="P24">Deep Learning </text:p>
          <text:list>
            <text:list-item>
              <text:p text:style-name="P40">Introduction</text:p>
            </text:list-item>
            <text:list-item>
              <text:p text:style-name="P39">Methods:</text:p>
              <text:list>
                <text:list-item>
                  <text:p text:style-name="P39">Fuzzy logic</text:p>
                </text:list-item>
                <text:list-item>
                  <text:p text:style-name="P39">CNN</text:p>
                </text:list-item>
                <text:list-item>
                  <text:p text:style-name="P39">etc.</text:p>
                </text:list-item>
              </text:list>
            </text:list-item>
          </text:list>
        </text:list-item>
        <text:list-item>
          <text:p text:style-name="P24">L<text:span text:style-name="T1">arge Language Models (LLM)</text:span></text:p>
          <text:list>
            <text:list-item>
              <text:p text:style-name="P40">Introduction</text:p>
            </text:list-item>
            <text:list-item>
              <text:p text:style-name="P40">Model description and structure (parameters, size, etc.)</text:p>
            </text:list-item>
            <text:list-item>
              <text:p text:style-name="P40">Models:</text:p>
              <text:list>
                <text:list-item>
                  <text:p text:style-name="P40">Llama</text:p>
                </text:list-item>
                <text:list-item>
                  <text:p text:style-name="P40">Deepseek</text:p>
                </text:list-item>
                <text:list-item>
                  <text:p text:style-name="P40">etc.</text:p>
                </text:list-item>
              </text:list>
            </text:list-item>
          </text:list>
        </text:list-item>
        <text:list-item>
          <text:p text:style-name="P24">Image conversion to text *</text:p>
          <text:list>
            <text:list-item>
              <text:p text:style-name="P41">Introduction</text:p>
            </text:list-item>
            <text:list-item>
              <text:p text:style-name="P41">Methods (?)</text:p>
            </text:list-item>
            <text:list-item>
              <text:p text:style-name="P42">Prompt Engineering</text:p>
            </text:list-item>
            <text:list-item>
              <text:p text:style-name="P43">Tokenization</text:p>
            </text:list-item>
          </text:list>
        </text:list-item>
        <text:list-item>
          <text:p text:style-name="P25">Software</text:p>
          <text:list>
            <text:list-item>
              <text:p text:style-name="P41">Ollama, docker, vscode, linux (?)</text:p>
            </text:list-item>
            <text:list-item>
              <text:p text:style-name="P44">Python, langchain, <text:span text:style-name="T5">huggingface </text:span>(?)</text:p>
            </text:list-item>
          </text:list>
        </text:list-item>
        <text:list-item>
          <text:p text:style-name="P26">Hardware</text:p>
          <text:list>
            <text:list-item>
              <text:p text:style-name="P41">Nvidia GPUs</text:p>
            </text:list-item>
            <text:list-item>
              <text:p text:style-name="P41">TPUs / NPUs</text:p>
            </text:list-item>
            <text:list-item>
              <text:p text:style-name="P41">CPU<text:span text:style-name="T4">s</text:span></text:p>
            </text:list-item>
            <text:list-item>
              <text:p text:style-name="P41">Raspberry Pi</text:p>
            </text:list-item>
          </text:list>
        </text:list-item>
        <text:list-item>
          <text:p text:style-name="P25"><text:span text:style-name="T4">System implementation</text:span> suggestion (?)</text:p>
          <text:p text:style-name="P25"><text:soft-page-break/></text:p>
        </text:list-item>
      </text:list>
      <text:p text:style-name="P2"><draw:line text:anchor-type="paragraph" draw:z-index="0" draw:name="Line 1" draw:style-name="gr1" draw:text-style-name="P51" svg:x1="-0.363cm" svg:y1="0.354cm" svg:x2="17.1cm" svg:y2="0.328cm"><text:p/></draw:line></text:p>
      <text:list xml:id="list3205852122245" text:continue-numbering="true" text:style-name="L2">
        <text:list-item>
          <text:p text:style-name="P27">Environment setup</text:p>
        </text:list-item>
        <text:list-item>
          <text:p text:style-name="P27">Datasets</text:p>
        </text:list-item>
        <text:list-item>
          <text:p text:style-name="P27">Tests</text:p>
        </text:list-item>
        <text:list-item>
          <text:p text:style-name="P27">Results</text:p>
        </text:list-item>
        <text:list-item>
          <text:p text:style-name="P27">Conclusions</text:p>
        </text:list-item>
      </text:list>
      <text:p text:style-name="P12"><text:s/></text:p>
      <text:p text:style-name="P12">tabela algoritmos final</text:p>
      <text:p text:style-name="P13">teste llms ollama - </text:p>
      <text:p text:style-name="P14">pesuqisa gráficas - <text:a xlink:type="simple" xlink:href="https://aifusion.company/gpu-llm/" text:style-name="Internet_20_link" text:visited-style-name="Visited_20_Internet_20_Link">https://aifusion.company/gpu-llm/</text:a></text:p>
      <text:p text:style-name="P14"/>
      <text:p text:style-name="P14"/>
      <text:list xml:id="list3854040419" text:style-name="L3">
        <text:list-item>
          <text:p text:style-name="P28">Image to prompt:</text:p>
        </text:list-item>
      </text:list>
      <text:p text:style-name="P17">Ollama já tem integrado (ver primeiro link)</text:p>
      <text:list xml:id="list3487683159" text:style-name="L4">
        <text:list-item>
          <text:p text:style-name="P29"><text:a xlink:type="simple" xlink:href="https://blog.greenflux.us/image-to-text-extraction-with-llama32-vision-and-python" text:style-name="Internet_20_link" text:visited-style-name="Visited_20_Internet_20_Link">https://blog.greenflux.us/image-to-text-extraction-with-llama32-vision-and-python</text:a></text:p>
        </text:list-item>
        <text:list-item>
          <text:p text:style-name="P29"><text:a xlink:type="simple" xlink:href="https://simonw.substack.com/p/run-prompts-against-images-audio" text:style-name="Internet_20_link" text:visited-style-name="Visited_20_Internet_20_Link">https://simonw.substack.com/p/run-prompts-against-images-audio</text:a> (LLM, not Ollama?)</text:p>
        </text:list-item>
        <text:list-item>
          <text:p text:style-name="P29"><text:a xlink:type="simple" xlink:href="https://python.langchain.com/docs/how_to/multimodal_prompts/" text:style-name="Internet_20_link" text:visited-style-name="Visited_20_Internet_20_Link">https://python.langchain.com/docs/how_to/multimodal_prompts/</text:a> (Langchain, Chatgpt)</text:p>
        </text:list-item>
        <text:list-item>
          <text:p text:style-name="P29"><text:a xlink:type="simple" xlink:href="https://plainenglish.io/community/generate-a-summary-of-an-image-with-an-llm-in-python-0fc069" text:style-name="Internet_20_link" text:visited-style-name="Visited_20_Internet_20_Link">https://plainenglish.io/community/generate-a-summary-of-an-image-with-an-llm-in-python-0fc069</text:a> <text:span text:style-name="T6">(LLAVA)</text:span></text:p>
        </text:list-item>
        <text:list-item>
          <text:p text:style-name="P29"><text:a xlink:type="simple" xlink:href="https://www.linkedin.com/pulse/transforming-images-text-withpython-roman-orac-xpksf" text:style-name="Internet_20_link" text:visited-style-name="Visited_20_Internet_20_Link">https://www.linkedin.com/pulse/transforming-images-text-withpython-roman-orac-xpksf</text:a> <text:span text:style-name="T6">(LLAVA + simples)</text:span></text:p>
        </text:list-item>
        <text:list-item>
          <text:p text:style-name="P29"><text:a xlink:type="simple" xlink:href="https://medium.com/generative-ai-in-production/generating-structured-data-from-an-image-with-gpt-vision-and-langchain-34aaf3dcb215" text:style-name="Internet_20_link" text:visited-style-name="Visited_20_Internet_20_Link">https://medium.com/generative-ai-in-production/generating-structured-data-from-an-image-with-gpt-vision-and-langchain-34aaf3dcb215</text:a> <text:span text:style-name="T6">(LangChain, muito completo)</text:span></text:p>
        </text:list-item>
        <text:list-item>
          <text:p text:style-name="P29"><text:a xlink:type="simple" xlink:href="https://python.langchain.com/docs/how_to/" text:style-name="Internet_20_link" text:visited-style-name="Visited_20_Internet_20_Link">https://python.langchain.com/docs/how_to/</text:a> <text:span text:style-name="T8">(LangChain documentation)</text:span></text:p>
        </text:list-item>
        <text:list-item>
          <text:p text:style-name="P29"><text:a xlink:type="simple" xlink:href="https://adasci.org/ai-powered-image-to-json-conversion-for-llm-fine-tuning-using-outlines/" text:style-name="Internet_20_link" text:visited-style-name="Visited_20_Internet_20_Link">https://adasci.org/ai-powered-image-to-json-conversion-for-llm-fine-tuning-using-outlines/</text:a> <text:span text:style-name="T7">(Python geral)</text:span></text:p>
        </text:list-item>
        <text:list-item>
          <text:p text:style-name="P29"><text:a xlink:type="simple" xlink:href="https://github.com/ollama/ollama" text:style-name="Internet_20_link" text:visited-style-name="Visited_20_Internet_20_Link">https://github.com/ollama/ollama</text:a> <text:span text:style-name="T13">model config</text:span></text:p>
        </text:list-item>
      </text:list>
      <text:p text:style-name="P15"/>
      <text:list xml:id="list3204397001193" text:continue-numbering="true" text:style-name="L4">
        <text:list-item>
          <text:p text:style-name="P30">LaTeX</text:p>
          <text:list>
            <text:list-item>
              <text:p text:style-name="P30"><text:a xlink:type="simple" xlink:href="https://www.youtube.com/watch?v=lgiCpA4zzGU&amp;pp=ygUObGF0ZXggdHV0b3JpYWw%3D" text:style-name="Internet_20_link" text:visited-style-name="Visited_20_Internet_20_Link">https://www.youtube.com/watch?v=lgiCpA4zzGU&amp;pp=ygUObGF0ZXggdHV0b3JpYWw%3D</text:a> <text:span text:style-name="T9">(13 min)</text:span></text:p>
            </text:list-item>
            <text:list-item>
              <text:p text:style-name="P30"><text:a xlink:type="simple" xlink:href="https://www.youtube.com/watch?v=zqQM66uAig0&amp;pp=ygUObGF0ZXggdHV0b3JpYWw%3D" text:style-name="Internet_20_link" text:visited-style-name="Visited_20_Internet_20_Link">https://www.youtube.com/watch?v=zqQM66uAig0&amp;pp=ygUObGF0ZXggdHV0b3JpYWw%3D</text:a> <text:span text:style-name="T9">(30 min)</text:span></text:p>
            </text:list-item>
            <text:list-item>
              <text:p text:style-name="P30"><text:a xlink:type="simple" xlink:href="https://www.youtube.com/watch?v=ydOTMQC7np0&amp;pp=ygUObGF0ZXggdHV0b3JpYWw%3D" text:style-name="Internet_20_link" text:visited-style-name="Visited_20_Internet_20_Link">https://www.youtube.com/watch?v=ydOTMQC7np0&amp;pp=ygUObGF0ZXggdHV0b3JpYWw%3D</text:a> <text:span text:style-name="T9">(4h)</text:span></text:p>
            </text:list-item>
            <text:list-item>
              <text:p text:style-name="P31"><text:soft-page-break/>Ver Udemy</text:p>
            </text:list-item>
          </text:list>
        </text:list-item>
        <text:list-item>
          <text:p text:style-name="P32">GPU</text:p>
          <text:p text:style-name="P45"><text:a xlink:type="simple" xlink:href="https://aifusion.company/gpu-llm/" text:style-name="Internet_20_link" text:visited-style-name="Visited_20_Internet_20_Link">https://aifusion.company/gpu-llm/</text:a></text:p>
          <text:list>
            <text:list-item>
              <text:p text:style-name="P45">Llama 3.1 (405B): X</text:p>
            </text:list-item>
            <text:list-item>
              <text:p text:style-name="P45">Llama 3.1 (70B)</text:p>
              <text:list>
                <text:list-item>
                  <text:p text:style-name="P45">Full Quantization (FP32)</text:p>
                  <text:list>
                    <text:list-item>
                      <text:p text:style-name="P45">5x Jetson AGX Orin 64 GB</text:p>
                    </text:list-item>
                    <text:list-item>
                      <text:p text:style-name="P45">7x Quadro RTX 8000<text:span text:style-name="T10"> </text:span></text:p>
                    </text:list-item>
                    <text:list-item>
                      <text:p text:style-name="P45">13x Titan RTX / <text:span text:style-name="T10">Geforce RTX 4090</text:span><text:span text:style-name="T11">V</text:span></text:p>
                    </text:list-item>
                  </text:list>
                </text:list-item>
                <text:list-item>
                  <text:p text:style-name="P45">Goo<text:span text:style-name="T10">d</text:span> Balance precision-efficiency (FP16)</text:p>
                  <text:list>
                    <text:list-item>
                      <text:p text:style-name="P45">3x Jetson AGX Orin 64 GB</text:p>
                    </text:list-item>
                    <text:list-item>
                      <text:p text:style-name="P45">4x Quadro RTX 8000</text:p>
                    </text:list-item>
                    <text:list-item>
                      <text:p text:style-name="P45">7x Titan RTX / <text:span text:style-name="T10">Geforce RTX 4090</text:span></text:p>
                    </text:list-item>
                  </text:list>
                </text:list-item>
                <text:list-item>
                  <text:p text:style-name="P46">Good compression &amp; minimal data loss (INT8)</text:p>
                  <text:list>
                    <text:list-item>
                      <text:p text:style-name="P46">2x Jetson AGX Orin 64GB</text:p>
                    </text:list-item>
                    <text:list-item>
                      <text:p text:style-name="P46">2x Quadro RTX 8000</text:p>
                    </text:list-item>
                    <text:list-item>
                      <text:p text:style-name="P46">4x Titan RTX / Geforce RTX 4090</text:p>
                    </text:list-item>
                  </text:list>
                </text:list-item>
                <text:list-item>
                  <text:p text:style-name="P46">Extreme compression &amp; some loss of accuracy</text:p>
                  <text:list>
                    <text:list-item>
                      <text:p text:style-name="P46">1x Jetson AGX Orin 64GB</text:p>
                    </text:list-item>
                    <text:list-item>
                      <text:p text:style-name="P46">1x Quadro RTX 8000</text:p>
                    </text:list-item>
                    <text:list-item>
                      <text:p text:style-name="P46">2x Titan RTX / Geforce RTX 4090</text:p>
                    </text:list-item>
                  </text:list>
                </text:list-item>
              </text:list>
            </text:list-item>
            <text:list-item>
              <text:p text:style-name="P47">Llama 3.1 (8B): V<text:line-break/></text:p>
            </text:list-item>
          </text:list>
        </text:list-item>
      </text:list>
      <text:p text:style-name="P18"><text:tab/><text:span text:style-name="T12">Systems used:</text:span></text:p>
      <text:list xml:id="list3825770281" text:style-name="L5">
        <text:list-item>
          <text:p text:style-name="P48">2x Geforce RTX 4090</text:p>
        </text:list-item>
      </text:list>
      <text:p text:style-name="P49"/>
      <text:p text:style-name="P50">Quantization tutorial: <text:a xlink:type="simple" xlink:href="https://www.youtube.com/watch?v=K75j8MkwgJ0" text:style-name="Internet_20_link" text:visited-style-name="Visited_20_Internet_20_Link"><text:span text:style-name="T3">https://www.youtube.com/watch?v=K75j8MkwgJ0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45:39.413736663</meta:creation-date>
    <dc:date>2025-03-25T22:56:10.215049783</dc:date>
    <meta:editing-duration>PT1H11M51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4" meta:paragraph-count="105" meta:word-count="509" meta:character-count="3851" meta:non-whitespace-character-count="3529"/>
  </office:meta>
</office:document-meta>
</file>